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0800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ce1"/>
        <table:table-column table:style-name="co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R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2" office:value-type="string">
            <text:p>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repl(T, “ab”, “xyz”)</text:p>
          </table:table-cell>
          <table:table-cell office:value-type="string">
            <text:p>DES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number-columns-repeated="2" office:value-type="string">
            <text:p>e</text:p>
          </table:table-cell>
          <table:table-cell office:value-type="string">
            <text:p>NULL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f </meta:initial-creator>
    <meta:creation-date>2014-03-28T12:04:28</meta:creation-date>
    <dc:date>2014-03-28T13:28:35</dc:date>
    <dc:creator>gustaf </dc:creator>
    <meta:editing-duration>PT1H22M50S</meta:editing-duration>
    <meta:editing-cycles>5</meta:editing-cycles>
    <meta:generator>LibreOffice/4.0.2.2$Linux_x86 LibreOffice_project/400m0$Build-2</meta:generator>
    <meta:document-statistic meta:table-count="1" meta:cell-count="34" meta:object-count="0"/>
  </office:meta>
</office:document-meta>
</file>